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9000001F1000001F0F1102DDC.svm"/>
  <manifest:file-entry manifest:media-type="image/png" manifest:full-path="Pictures/100002010000024E000000EEBBC7AE36.png"/>
  <manifest:file-entry manifest:media-type="" manifest:full-path="Pictures/2000002B000009D100000832CF10EA03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opacity="0%" draw:opacity="0%" draw:textarea-vertical-align="middl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opacity="0%" draw:fill-color="#ffffff" draw:opacity="100%" draw:textarea-vertical-align="middle"/>
    </style:style>
    <style:style style:name="gr4" style:family="graphic" style:parent-style-name="standard">
      <style:graphic-properties svg:stroke-opacity="0%" draw:fill="bitmap" draw:fill-image-name="Bitmape_20_1" draw:opacity="0%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6" style:family="graphic" style:parent-style-name="objectwithoutfill">
      <style:graphic-properties draw:stroke="solid"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kt_20_ohne_20_Füllung_20_und_20_ohne_20_Linie">
      <style:graphic-properties draw:stroke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1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4cm"/>
    </style:style>
    <style:style style:name="gr10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4pt" style:font-size-asian="14pt" style:font-size-complex="14pt"/>
    </style:style>
    <style:style style:name="P3" style:family="paragraph">
      <style:paragraph-properties fo:text-align="center"/>
      <style:text-properties fo:color="#ffffff" fo:font-size="14pt" style:font-size-asian="14pt" style:font-size-complex="14pt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ffffff" fo:font-size="14pt" style:font-size-asian="14pt" style:font-size-complex="14pt"/>
    </style:style>
    <style:style style:name="T3" style:family="text">
      <style:text-properties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1.3cm" svg:height="0.7cm" svg:x="18.8cm" svg:y="4.4cm">
          <text:p text:style-name="P1"><text:span text:style-name="T1">110V</text:span></text:p>
        </draw:rect>
        <draw:rect draw:style-name="gr1" draw:text-style-name="P3" draw:layer="layout" svg:width="1.3cm" svg:height="0.7cm" svg:x="18.8cm" svg:y="5.5cm">
          <text:p text:style-name="P1"><text:span text:style-name="T2">100V</text:span></text:p>
        </draw:rect>
        <draw:rect draw:style-name="gr1" draw:text-style-name="P3" draw:layer="layout" svg:width="1.3cm" svg:height="0.7cm" svg:x="15.7cm" svg:y="5.5cm">
          <text:p text:style-name="P1"><text:span text:style-name="T2">50V</text:span></text:p>
        </draw:rect>
        <draw:rect draw:style-name="gr1" draw:text-style-name="P3" draw:layer="layout" svg:width="1.3cm" svg:height="0.7cm" svg:x="12.5cm" svg:y="5.5cm">
          <text:p text:style-name="P1"><text:span text:style-name="T2">50V</text:span></text:p>
        </draw:rect>
        <draw:rect draw:style-name="gr1" draw:text-style-name="P3" draw:layer="layout" svg:width="1.3cm" svg:height="0.7cm" svg:x="9.3cm" svg:y="5.5cm">
          <text:p text:style-name="P1"><text:span text:style-name="T2">10V</text:span></text:p>
        </draw:rect>
        <draw:rect draw:style-name="gr1" draw:text-style-name="P3" draw:layer="layout" svg:width="1.3cm" svg:height="0.7cm" svg:x="5.2cm" svg:y="5.6cm">
          <text:p text:style-name="P1"><text:span text:style-name="T2">0.5V</text:span></text:p>
        </draw:rect>
        <draw:rect draw:style-name="gr1" draw:text-style-name="P3" draw:layer="layout" svg:width="1.3cm" svg:height="0.7cm" svg:x="16.9cm" svg:y="5.5cm">
          <text:p text:style-name="P1"><text:span text:style-name="T2">30V</text:span></text:p>
        </draw:rect>
        <draw:frame draw:style-name="gr2" draw:text-style-name="P1" draw:layer="layout" svg:width="20.282cm" svg:height="8.181cm" svg:x="4.318cm" svg:y="1.8cm">
          <draw:image xlink:href="Pictures/100002010000024E000000EEBBC7AE36.png" xlink:type="simple" xlink:show="embed" xlink:actuate="onLoad">
            <text:p/>
          </draw:image>
        </draw:frame>
        <draw:rect draw:style-name="gr1" draw:text-style-name="P2" draw:layer="layout" svg:width="1.3cm" svg:height="0.7cm" svg:x="18.8cm" svg:y="4.4cm">
          <text:p text:style-name="P1"><text:span text:style-name="T1">Fil3</text:span></text:p>
        </draw:rect>
        <draw:rect draw:style-name="gr1" draw:text-style-name="P2" draw:layer="layout" svg:width="1.3cm" svg:height="0.7cm" svg:x="21.8cm" svg:y="1.4cm">
          <text:p text:style-name="P1"><text:span text:style-name="T1">0V</text:span></text:p>
        </draw:rect>
        <draw:rect draw:style-name="gr1" draw:text-style-name="P2" draw:layer="layout" svg:width="1.3cm" svg:height="0.7cm" svg:x="20.7cm" svg:y="1.4cm">
          <text:p text:style-name="P1"><text:span text:style-name="T1">50V</text:span></text:p>
        </draw:rect>
        <draw:rect draw:style-name="gr3" draw:text-style-name="P2" draw:layer="layout" svg:width="1.3cm" svg:height="0.9cm" svg:x="21.8cm" svg:y="5.4cm">
          <text:p text:style-name="P1"><text:span text:style-name="T1">Fil1</text:span></text:p>
        </draw:rect>
        <draw:rect draw:style-name="gr1" draw:text-style-name="P2" draw:layer="layout" svg:width="1.3cm" svg:height="0.7cm" svg:x="20.7cm" svg:y="4.2cm">
          <text:p text:style-name="P1"><text:span text:style-name="T1">Fil2</text:span></text:p>
        </draw:rect>
        <draw:rect draw:style-name="gr1" draw:text-style-name="P2" draw:layer="layout" svg:width="1.3cm" svg:height="0.7cm" svg:x="20.7cm" svg:y="6.8cm">
          <text:p text:style-name="P1"><text:span text:style-name="T1">Fil2</text:span></text:p>
        </draw:rect>
        <draw:rect draw:style-name="gr1" draw:text-style-name="P2" draw:layer="layout" svg:width="1.3cm" svg:height="0.7cm" svg:x="18.8cm" svg:y="6.5cm">
          <text:p text:style-name="P1"><text:span text:style-name="T1">Fil3</text:span></text:p>
        </draw:rect>
        <draw:rect draw:style-name="gr1" draw:text-style-name="P2" draw:layer="layout" svg:width="1.3cm" svg:height="0.7cm" svg:x="17cm" svg:y="3.5cm">
          <text:p text:style-name="P1"><text:span text:style-name="T1">IS3</text:span></text:p>
        </draw:rect>
        <draw:rect draw:style-name="gr1" draw:text-style-name="P2" draw:layer="layout" svg:width="1.3cm" svg:height="0.7cm" svg:x="10.9cm" svg:y="2.5cm">
          <text:p text:style-name="P1"><text:span text:style-name="T1">IS1</text:span></text:p>
        </draw:rect>
        <draw:rect draw:style-name="gr1" draw:text-style-name="P2" draw:layer="layout" svg:width="1.3cm" svg:height="0.7cm" svg:x="14.9cm" svg:y="7.7cm">
          <text:p text:style-name="P1"><text:span text:style-name="T1">IS4</text:span></text:p>
        </draw:rect>
        <draw:rect draw:style-name="gr1" draw:text-style-name="P2" draw:layer="layout" svg:width="1.3cm" svg:height="0.7cm" svg:x="14.8cm" svg:y="3cm">
          <text:p text:style-name="P1"><text:span text:style-name="T1">IS2</text:span></text:p>
        </draw:rect>
        <draw:rect draw:style-name="gr1" draw:text-style-name="P2" draw:layer="layout" svg:width="1.3cm" svg:height="0.7cm" svg:x="17cm" svg:y="7.4cm">
          <text:p text:style-name="P1"><text:span text:style-name="T1">IS3</text:span></text:p>
        </draw:rect>
        <draw:rect draw:style-name="gr1" draw:text-style-name="P2" draw:layer="layout" svg:width="1.3cm" svg:height="0.7cm" svg:x="5cm" svg:y="3.1cm">
          <text:p text:style-name="P1"><text:span text:style-name="T1">IS1</text:span></text:p>
        </draw:rect>
        <draw:rect draw:style-name="gr1" draw:text-style-name="P2" draw:layer="layout" svg:width="1.3cm" svg:height="0.7cm" svg:x="4.9cm" svg:y="8.5cm">
          <text:p text:style-name="P1"><text:span text:style-name="T1">IS5</text:span></text:p>
        </draw:rect>
        <draw:rect draw:style-name="gr1" draw:text-style-name="P2" draw:layer="layout" svg:width="1.3cm" svg:height="0.7cm" svg:x="10.7cm" svg:y="8.4cm">
          <text:p text:style-name="P1"><text:span text:style-name="T1">IS6</text:span></text:p>
        </draw:rect>
        <draw:rect draw:style-name="gr1" draw:text-style-name="P3" draw:layer="layout" svg:width="1.3cm" svg:height="0.7cm" svg:x="16.8cm" svg:y="5.5cm">
          <text:p text:style-name="P1"><text:span text:style-name="T2">30V</text:span></text:p>
        </draw:rect>
        <draw:rect draw:style-name="gr4" draw:text-style-name="P3" draw:layer="layout" svg:width="1.3cm" svg:height="0.7cm" svg:x="15.9cm" svg:y="5.5cm">
          <text:p text:style-name="P1"><text:span text:style-name="T2">50V</text:span></text:p>
        </draw:rect>
        <draw:rect draw:style-name="gr1" draw:text-style-name="P3" draw:layer="layout" svg:width="1.3cm" svg:height="0.7cm" svg:x="12.7cm" svg:y="5.5cm">
          <text:p text:style-name="P1"><text:span text:style-name="T2">50V</text:span></text:p>
        </draw:rect>
        <draw:rect draw:style-name="gr1" draw:text-style-name="P3" draw:layer="layout" svg:width="1.3cm" svg:height="0.7cm" svg:x="9.5cm" svg:y="5.5cm">
          <text:p text:style-name="P1"><text:span text:style-name="T2">10V</text:span></text:p>
        </draw:rect>
        <draw:rect draw:style-name="gr1" draw:text-style-name="P3" draw:layer="layout" svg:width="1.3cm" svg:height="0.7cm" svg:x="5.4cm" svg:y="5.6cm">
          <text:p text:style-name="P1"><text:span text:style-name="T2">0.5V</text:span></text:p>
        </draw:rect>
        <draw:rect draw:style-name="gr1" draw:text-style-name="P3" draw:layer="layout" svg:width="1.3cm" svg:height="0.7cm" svg:x="18.9cm" svg:y="5.5cm">
          <text:p text:style-name="P1"><text:span text:style-name="T2">100V</text:span></text:p>
        </draw:rect>
        <draw:rect draw:style-name="gr1" draw:text-style-name="P3" draw:layer="layout" svg:width="1.3cm" svg:height="0.7cm" svg:x="11.5cm" svg:y="5.5cm">
          <text:p text:style-name="P1"><text:span text:style-name="T2">30V</text:span></text:p>
        </draw:rect>
        <draw:g>
          <draw:frame draw:style-name="gr5" draw:layer="layout" svg:width="0.815cm" svg:height="0.963cm" svg:x="4.285cm" svg:y="11.1cm">
            <draw:text-box>
              <text:p>x</text:p>
            </draw:text-box>
          </draw:frame>
          <draw:line draw:style-name="gr6" draw:text-style-name="P1" draw:layer="layout" svg:x1="5.2cm" svg:y1="10.037cm" svg:x2="7.2cm" svg:y2="10.1cm">
            <text:p/>
          </draw:line>
          <draw:line draw:style-name="gr6" draw:text-style-name="P1" draw:layer="layout" svg:x1="5.3cm" svg:y1="10.337cm" svg:x2="5.3cm" svg:y2="11.937cm">
            <text:p/>
          </draw:line>
          <draw:frame draw:style-name="gr5" draw:layer="layout" svg:width="0.82cm" svg:height="0.963cm" svg:x="6.4cm" svg:y="10.137cm">
            <draw:text-box>
              <text:p>z</text:p>
            </draw:text-box>
          </draw:frame>
          <draw:frame draw:style-name="gr7" draw:text-style-name="P1" draw:layer="layout" svg:width="0.7cm" svg:height="0.699cm" svg:x="4.883cm" svg:y="9.637cm">
            <draw:image xlink:href="Pictures/20000019000001F1000001F0F1102DDC.svm" xlink:type="simple" xlink:show="embed" xlink:actuate="onLoad">
              <text:p/>
            </draw:image>
          </draw:frame>
          <draw:frame draw:style-name="gr8" draw:layer="layout" svg:width="0.811cm" svg:height="0.963cm" svg:x="4.189cm" svg:y="9.437cm">
            <draw:text-box>
              <text:p>y</text:p>
            </draw:text-box>
          </draw:frame>
        </draw:g>
        <draw:frame draw:style-name="gr9" draw:layer="layout" svg:width="4.9cm" svg:height="0.963cm" svg:x="10.2cm" svg:y="10.337cm">
          <draw:text-box>
            <text:p>Ring <text:span text:style-name="T3">electrodes</text:span></text:p>
          </draw:text-box>
        </draw:frame>
        <draw:g>
          <draw:line draw:style-name="gr10" draw:text-style-name="P1" draw:layer="layout" svg:x1="12.6cm" svg:y1="10.3cm" svg:x2="14.6cm" svg:y2="3.9cm">
            <text:p/>
          </draw:line>
          <draw:line draw:style-name="gr10" draw:text-style-name="P1" draw:layer="layout" svg:x1="12.6cm" svg:y1="10.3cm" svg:x2="14.7cm" svg:y2="8.3cm">
            <text:p/>
          </draw:line>
        </draw:g>
        <draw:line draw:style-name="gr11" draw:text-style-name="P1" draw:layer="layout" svg:x1="23.9cm" svg:y1="10.3cm" svg:x2="22.609cm" svg:y2="10.257cm">
          <text:p/>
        </draw:line>
        <draw:frame draw:style-name="gr12" draw:layer="layout" svg:width="2.3cm" svg:height="0.963cm" svg:x="22.1cm" svg:y="10.437cm">
          <draw:text-box>
            <text:p><text:span text:style-name="T3">1 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2000002B000009D100000832CF10EA03.svm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11-04T14:04:17.58</dc:date>
    <dc:creator>Martina Föhn</dc:creator>
    <meta:generator>OpenOffice/4.1.10$Win32 OpenOffice.org_project/4110m2$Build-9807</meta:generator>
    <meta:editing-duration>PT4H3M52S</meta:editing-duration>
    <meta:editing-cycles>12</meta:editing-cycles>
    <meta:document-statistic meta:object-count="43"/>
  </office:meta>
</office:document-meta>
</file>